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top="0cm" fo:margin-bottom="0.353cm" fo:line-height="115%" style:text-autospace="none"/>
    </style:style>
    <style:style style:name="P2" style:family="paragraph" style:parent-style-name="Standard" style:list-style-name="">
      <style:paragraph-properties fo:margin-top="0cm" fo:margin-bottom="0.353cm" fo:line-height="115%" fo:text-align="center" style:justify-single-word="false" style:text-autospace="none"/>
      <style:text-properties style:font-name="Calibri" fo:font-size="14pt" fo:language="none" fo:country="none" style:font-name-asian="Calibri" style:font-size-asian="14pt" style:font-name-complex="Calibri" style:font-size-complex="14pt"/>
    </style:style>
    <style:style style:name="P3" style:family="paragraph" style:parent-style-name="Standard" style:list-style-name="">
      <style:paragraph-properties fo:margin-top="0cm" fo:margin-bottom="0.353cm" fo:line-height="115%" style:text-autospace="none"/>
      <style:text-properties style:font-name="Calibri" fo:font-size="10pt" fo:language="none" fo:country="none" style:text-underline-style="solid" style:text-underline-width="auto" style:text-underline-color="font-color" style:font-name-asian="Calibri" style:font-size-asian="10pt" style:font-name-complex="Calibri" style:font-size-complex="10pt"/>
    </style:style>
    <style:style style:name="P4" style:family="paragraph" style:parent-style-name="Standard" style:list-style-name="">
      <style:paragraph-properties fo:margin-top="0cm" fo:margin-bottom="0.353cm" fo:line-height="100%" style:text-autospace="none"/>
      <style:text-properties style:font-name="Calibri" fo:font-size="10pt" fo:language="none" fo:country="none" style:text-underline-style="solid" style:text-underline-width="auto" style:text-underline-color="font-color" style:font-name-asian="Calibri" style:font-size-asian="10pt" style:font-name-complex="Calibri" style:font-size-complex="10pt"/>
    </style:style>
    <style:style style:name="P5" style:family="paragraph" style:parent-style-name="Standard" style:list-style-name="">
      <style:paragraph-properties fo:margin-top="0cm" fo:margin-bottom="0.353cm" fo:line-height="100%" style:text-autospace="none"/>
      <style:text-properties style:font-name="Calibri" fo:font-size="10pt" fo:language="none" fo:country="none" style:text-underline-style="none" style:font-name-asian="Calibri" style:font-size-asian="10pt" style:font-name-complex="Calibri" style:font-size-complex="10pt"/>
    </style:style>
    <style:style style:name="P6" style:family="paragraph" style:parent-style-name="Standard" style:list-style-name="">
      <style:paragraph-properties fo:margin-top="0cm" fo:margin-bottom="0.353cm" fo:line-height="115%" style:text-autospace="none"/>
      <style:text-properties style:font-name="Calibri" fo:font-size="10pt" fo:language="none" fo:country="none" style:text-underline-style="none" style:font-name-asian="Calibri" style:font-size-asian="10pt" style:font-name-complex="Calibri" style:font-size-complex="10pt"/>
    </style:style>
    <style:style style:name="P7" style:family="paragraph" style:parent-style-name="Standard" style:list-style-name="">
      <style:paragraph-properties fo:margin-top="0cm" fo:margin-bottom="0.353cm" fo:line-height="115%" fo:text-align="center" style:justify-single-word="false" style:text-autospace="none"/>
      <style:text-properties style:font-name="Calibri" fo:font-size="10pt" fo:language="none" fo:country="none" style:text-underline-style="none" style:font-name-asian="Calibri" style:font-size-asian="10pt" style:font-name-complex="Calibri" style:font-size-complex="10pt"/>
    </style:style>
    <style:style style:name="P8" style:family="paragraph" style:parent-style-name="Standard" style:list-style-name="">
      <style:paragraph-properties fo:margin-top="0cm" fo:margin-bottom="0.353cm" fo:line-height="115%" style:text-autospace="none"/>
      <style:text-properties style:font-name="Calibri" fo:font-size="10pt" fo:language="none" fo:country="none" style:text-underline-style="none" fo:font-weight="bold" style:font-name-asian="Calibri" style:font-size-asian="10pt" style:font-weight-asian="bold" style:font-name-complex="Calibri" style:font-size-complex="10pt" style:font-weight-complex="bold"/>
    </style:style>
    <style:style style:name="P9" style:family="paragraph" style:parent-style-name="Standard" style:list-style-name="">
      <style:paragraph-properties fo:margin-top="0cm" fo:margin-bottom="0.353cm" fo:line-height="115%" style:text-autospace="none"/>
      <style:text-properties style:font-name="Calibri" fo:font-size="10pt" fo:language="none" fo:country="none" style:text-underline-style="none" fo:font-weight="normal" style:font-name-asian="Calibri" style:font-size-asian="10pt" style:font-weight-asian="normal" style:font-name-complex="Calibri" style:font-size-complex="10pt" style:font-weight-complex="normal"/>
    </style:style>
    <style:style style:name="P10" style:family="paragraph" style:parent-style-name="Standard" style:list-style-name="">
      <style:paragraph-properties fo:margin-top="0cm" fo:margin-bottom="0.353cm" fo:line-height="115%" fo:text-align="center" style:justify-single-word="false" style:text-autospace="none"/>
      <style:text-properties style:font-name="Calibri" fo:font-size="10pt" fo:language="none" fo:country="none" style:text-underline-style="none" fo:font-weight="normal" style:font-name-asian="Calibri" style:font-size-asian="10pt" style:font-weight-asian="normal" style:font-name-complex="Calibri" style:font-size-complex="10pt" style:font-weight-complex="normal"/>
    </style:style>
    <style:style style:name="P11" style:family="paragraph" style:parent-style-name="Standard" style:list-style-name="">
      <style:paragraph-properties fo:margin-top="0cm" fo:margin-bottom="0.353cm" fo:line-height="100%" style:text-autospace="none"/>
      <style:text-properties style:font-name="Calibri" fo:font-size="10pt" fo:language="none" fo:country="none" style:text-underline-style="none" fo:font-weight="normal" style:font-name-asian="Calibri" style:font-size-asian="10pt" style:font-weight-asian="normal" style:font-name-complex="Calibri" style:font-size-complex="10pt" style:font-weight-complex="normal"/>
    </style:style>
    <style:style style:name="P12" style:family="paragraph" style:parent-style-name="Standard" style:list-style-name="">
      <style:paragraph-properties fo:margin-top="0cm" fo:margin-bottom="0.353cm" fo:line-height="115%" style:text-autospace="none"/>
      <style:text-properties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8pt" fo:language="none" fo:country="none" style:text-underline-style="none" fo:font-weight="normal" style:font-name-asian="Calibri" style:font-size-asian="8pt" style:font-weight-asian="normal" style:font-name-complex="Calibri" style:font-size-complex="8pt" style:font-weight-complex="normal"/>
    </style:style>
    <style:style style:name="T2" style:family="text">
      <style:text-properties style:font-name="Calibri" fo:font-size="10pt" fo:language="none" fo:country="none" style:text-underline-style="none" style:font-name-asian="Calibri" style:font-size-asian="10pt" style:font-name-complex="Calibri" style:font-size-complex="10pt"/>
    </style:style>
    <style:style style:name="T3" style:family="text">
      <style:text-properties style:font-name="Calibri" fo:font-size="10pt" fo:language="none" fo:country="none" style:text-underline-style="none" fo:font-weight="normal" style:font-name-asian="Calibri" style:font-size-asian="10pt" style:font-weight-asian="normal" style:font-name-complex="Calibri" style:font-size-complex="10pt" style:font-weight-complex="normal"/>
    </style:style>
    <style:style style:name="T4" style:family="text">
      <style:text-properties style:font-name="Calibri" fo:font-size="10pt" fo:language="none" fo:country="none" style:text-underline-style="solid" style:text-underline-width="auto" style:text-underline-color="font-color" style:font-name-asian="Calibri" style:font-size-asian="10pt" style:font-name-complex="Calibri" style:font-size-complex="10pt"/>
    </style:style>
    <style:style style:name="T5" style:family="text">
      <style:text-properties style:use-window-font-color="true" style:font-name="Calibri" fo:font-size="10pt" fo:language="none" fo:country="none" style:text-underline-style="none" style:font-name-asian="Calibri" style:font-size-asian="10pt" style:font-name-complex="Calibri" style:font-size-complex="10pt"/>
    </style:style>
    <style:style style:name="T6" style:family="text">
      <style:text-properties style:use-window-font-color="true" style:font-name="Calibri" fo:font-size="10pt" fo:language="none" fo:country="none" style:text-underline-style="none" fo:font-weight="normal" style:font-name-asian="Calibri" style:font-size-asian="10pt" style:font-weight-asian="normal" style:font-name-complex="Calibri"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cturas Recomendadas:</text:p>
      <text:p text:style-name="P3">Lesson 1:</text:p>
      <text:p text:style-name="P5">Chapters 1, 2, 7 and 8 / Author: Elmasri, Ramez A. / Title: Fundamentals of database systems / Publicat. London: Pearson Education, cop. 2014 / Edition: 6th ed.</text:p>
      <text:p text:style-name="P3">Lesson 2:</text:p>
      <text:p text:style-name="P5">Chapters 3 and 9 (in this order), optionally also 6 / Author: Elmasri, Ramez A./ Title: Fundamentals of database systems</text:p>
      <text:p text:style-name="P5"/>
      <text:p text:style-name="P1"><text:span text:style-name="T2"><text:tab/></text:span><text:span text:style-name="T4">Advanced Readings</text:span></text:p>
      <text:p text:style-name="P5">Chapter 15 and 16 and also chapter 17 and 18 / Author: Elmasri, Ramez A. /Title: Fundamentals of database systems</text:p>
      <text:p text:style-name="P5"/>
      <text:p text:style-name="P4">Lesson 3:</text:p>
      <text:p text:style-name="P5">Chapter 4 and optionally also 5 / Author: Elmasri, Ramez A. / Title: Fundamentals of database systems</text:p>
      <text:p text:style-name="P6">NO Recommended Lectures in Lesson 4. </text:p>
      <text:p text:style-name="P6"><text:tab/>SOFTWARE:ERWIN</text:p>
      <text:p text:style-name="P1"><text:a xlink:type="simple" xlink:href="http://rmdmdownloads.ca.com/ERwin/EvalCE/ERwin64bit.exe" text:style-name="Internet_20_link" text:visited-style-name="Visited_20_Internet_20_Link"><text:span text:style-name="T5">http://rmdmdownloads.ca.com/ERwin/EvalCE/ERwin64bit.exe</text:span></text:a></text:p>
      <text:p text:style-name="P1"><text:span text:style-name="T2">Licencia: </text:span><text:a xlink:type="simple" xlink:href="https://erwin.com/products/data-modeler/" text:style-name="Internet_20_link" text:visited-style-name="Visited_20_Internet_20_Link"><text:span text:style-name="T5">https://erwin.com/products/data-modeler/</text:span></text:a></text:p>
      <text:p text:style-name="P1"><text:span text:style-name="T2">Links for exercise: </text:span><text:a xlink:type="simple" xlink:href="http://sqlzoo.net/" text:style-name="Internet_20_link" text:visited-style-name="Visited_20_Internet_20_Link"><text:span text:style-name="T5">http://sqlzoo.net</text:span></text:a></text:p>
      <text:p text:style-name="P6"/>
      <text:p text:style-name="P7">EVALUATION:</text:p>
      <text:p text:style-name="P7">MANDATORY:</text:p>
      <text:p text:style-name="P8">1) EER Case Tool data model</text:p>
      <text:p text:style-name="P9"><text:tab/>The student must solve the exercices, submmitting what is indicated in each exercise. <text:s text:c="2"/>Upload a PDF file containing the EER design of the EER Case Tool Data Model started in the class room. </text:p>
      <text:p text:style-name="P8">2 )ERWin Design </text:p>
      <text:p text:style-name="P11">The student must solve the exercices, submmitting what is indicated in each exercise.</text:p>
      <text:p text:style-name="P11"><text:s text:c="5"/>1. Design in erwin of the EER models done in the classroom. Sumbission must include the ERWin file and the DDL script. This means to completly design at least the following models (it will be taken into account any other model developed):</text:p>
      <text:p text:style-name="P11">- Company (employee, department, ...) (Reference book, page 225, Fig. 7.15)</text:p>
      <text:p text:style-name="P11">- University (Reference book, page 262, Fig. 8.9)</text:p>
      <text:p text:style-name="P11">- EER Case Tool data model</text:p>
      <text:p text:style-name="P8">3)MySQL Implementation</text:p>
      <text:p text:style-name="P9">The student must solve the exercices, submmitting what is indicated in each exercise.</text:p>
      <text:p text:style-name="P9"><text:soft-page-break/><text:s text:c="5"/>1. Implement the designed models in MySQL. Submission must include the screenshots (in a PDF file) of the created database.The student must solve the exercices, submmitting what is indicated in each exercise.</text:p>
      <text:p text:style-name="P8">4) Basic SQL Queries</text:p>
      <text:p text:style-name="P1"><text:span text:style-name="T3"><text:s text:c="5"/>1. Solve the 0 to 6 list of exercices in </text:span><text:a xlink:type="simple" xlink:href="http://sqlzoo.net/" text:style-name="Internet_20_link" text:visited-style-name="Visited_20_Internet_20_Link"><text:span text:style-name="T6">http://sqlzoo.net/</text:span></text:a><text:span text:style-name="T3"> that are not solved in the classroom. Submission must include a PDF document with the query descriptions and solutions.</text:span></text:p>
      <text:p text:style-name="P10">ADVANCED</text:p>
      <text:p text:style-name="P8">1) Advanced Queries</text:p>
      <text:p text:style-name="P9">Optional exercises that students should solve. Each exercice indicated the sumission required.</text:p>
      <text:p text:style-name="P1"><text:span text:style-name="T3"><text:s text:c="5"/>1. Solve the list of exercices from 7 to 9 in </text:span><text:a xlink:type="simple" xlink:href="http://sqlzoo.net/" text:style-name="Internet_20_link" text:visited-style-name="Visited_20_Internet_20_Link"><text:span text:style-name="T6">http://sqlzoo.net/</text:span></text:a><text:span text:style-name="T3">. Submission should include a PDF file with the exercise descriptions and solutions.</text:span></text:p>
      <text:p text:style-name="P8">2) Advanced Queries Elmasri</text:p>
      <text:p text:style-name="P9">Optional exercises that students should solve. Each exercice indicated the sumission required.</text:p>
      <text:p text:style-name="P9"><text:s text:c="5"/>1. Solve the SQL exercices in Chapter 5 (More SQL: Complex Queries, Triggers, Views, and Schema Modification) of the Reference Book. Submission should include a PDF file with the exercise descriptions and solutions.</text:p>
      <text:p text:style-name="P8">3) Hive Implementation</text:p>
      <text:p text:style-name="P9">The student must solve the exercices, submmitting what is indicated in each exercise.</text:p>
      <text:p text:style-name="P9"><text:s text:c="5"/>1. Implement the designed models in Hive. Submission must include the screenshots (in a PDF file) of the created database.</text:p>
      <text:p text:style-name="P8">4) Advanced Hive Queries</text:p>
      <text:p text:style-name="P9">Optional exercises that students should solve. Each exercice indicated the sumission required.</text:p>
      <text:p text:style-name="P1"><text:span text:style-name="T3"><text:s text:c="5"/>1. Implement and solve in Hive the SQL Exercices of </text:span><text:a xlink:type="simple" xlink:href="http://sqlzoo.net/" text:style-name="Internet_20_link" text:visited-style-name="Visited_20_Internet_20_Link"><text:span text:style-name="T6">http://sqlzoo.net/</text:span></text:a><text:span text:style-name="T3">. Submission should include a PDF document showing all the process by means of text and screenshots.</text:span></text:p>
      <text:p text:style-name="P10">CHALLENGE</text:p>
      <text:p text:style-name="P12">Database for your analysis application</text:p>
      <text:p text:style-name="P12">Taking as input the analysis done in Module 1:</text:p>
      <text:p text:style-name="P12"><text:s text:c="5"/>1) design a database for the data that the use case would need for an analytical solution and implement such model in MySQL and Hive (including the loading of real or synthetic data and designing some relevant queries);</text:p>
      <text:p text:style-name="P12"><text:s text:c="5"/>2) perform a comparison of the two models in terms of how the model is implemented and how the queries are solved in these two systems and;</text:p>
      <text:p text:style-name="P12"><text:s text:c="5"/>3) (this is the real challenge) perform a comparison of the two models implementations in terms of how a query is evaluated and its efficiency and scalability in these two systems.</text:p>
      <text:p text:style-name="P12">Submission should include any design, script or code generated in the challenge, and the documentation of the whole process and the analysis performed.</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Manuel Moreno</meta:initial-creator>
    <meta:creation-date>2017-10-21T10:37:30.13</meta:creation-date>
    <dc:date>2017-10-21T10:38:47.64</dc:date>
    <dc:creator>Juan Manuel Moreno</dc:creator>
    <meta:editing-duration>PT1M19S</meta:editing-duration>
    <meta:editing-cycles>1</meta:editing-cycles>
    <meta:generator>OpenOffice/4.1.3$Win32 OpenOffice.org_project/413m1$Build-9783</meta:generator>
    <meta:document-statistic meta:table-count="0" meta:image-count="0" meta:object-count="0" meta:page-count="3" meta:paragraph-count="49" meta:word-count="616" meta:character-count="3952"/>
  </office:meta>
</office:document-meta>
</file>